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rbel" fo:font-size="26pt" style:font-size-asian="26pt" style:font-size-complex="26pt"/>
    </style:style>
    <style:style style:name="P2" style:parent-style-name="Standard" style:family="paragraph">
      <style:paragraph-properties fo:text-align="center"/>
      <style:text-properties style:font-name="Corbel" fo:font-size="26pt" style:font-size-asian="26pt" style:font-size-complex="26pt"/>
    </style:style>
    <style:style style:name="P3" style:parent-style-name="Standard" style:family="paragraph">
      <style:paragraph-properties fo:text-align="center"/>
      <style:text-properties style:font-name="Corbel" fo:font-size="26pt" style:font-size-asian="26pt" style:font-size-complex="26pt"/>
    </style:style>
    <style:style style:name="P4" style:parent-style-name="Standard" style:family="paragraph">
      <style:paragraph-properties fo:text-align="center"/>
      <style:text-properties style:font-name="Corbel" fo:font-size="26pt" style:font-size-asian="26pt" style:font-size-complex="26pt"/>
    </style:style>
    <style:style style:name="P5" style:parent-style-name="Standard" style:family="paragraph">
      <style:text-properties style:font-name="Corbel"/>
    </style:style>
    <style:style style:name="P6" style:parent-style-name="Standard" style:family="paragraph">
      <style:text-properties style:font-name="Corbel"/>
    </style:style>
    <style:style style:name="P7" style:parent-style-name="H2" style:family="paragraph">
      <style:text-properties style:font-name="Corbel" fo:font-size="12pt" style:font-size-asian="12pt" style:font-size-complex="12pt"/>
    </style:style>
    <style:style style:name="P8" style:parent-style-name="H2" style:family="paragraph">
      <style:text-properties style:font-name="Corbel" fo:font-size="12pt" style:font-size-asian="12pt" style:font-size-complex="12pt"/>
    </style:style>
    <style:style style:name="P9" style:parent-style-name="H2" style:family="paragraph">
      <style:text-properties style:font-name="Corbel" fo:font-weight="bold" style:font-weight-asian="bold" fo:font-style="italic" style:font-style-asian="italic" fo:font-size="14pt" style:font-size-asian="14pt" style:font-size-complex="14pt"/>
    </style:style>
    <style:style style:name="T10" style:parent-style-name="Hyperlink" style:family="text">
      <style:text-properties style:font-name="Corbel" fo:font-size="12pt" style:font-size-asian="12pt" style:font-size-complex="12pt"/>
    </style:style>
    <style:style style:name="P11" style:parent-style-name="H2" style:family="paragraph">
      <style:text-properties style:font-name="Corbel" fo:font-size="12pt" style:font-size-asian="12pt" style:font-size-complex="12pt"/>
    </style:style>
    <style:style style:name="P12" style:parent-style-name="H2" style:family="paragraph">
      <style:text-properties style:font-name="Corbel" fo:font-weight="bold" style:font-weight-asian="bold" fo:font-style="italic" style:font-style-asian="italic" fo:font-size="14pt" style:font-size-asian="14pt" style:font-size-complex="12pt"/>
    </style:style>
    <style:style style:name="T13" style:parent-style-name="Hyperlink" style:family="text">
      <style:text-properties style:font-name="Corbel" style:font-name-complex="Lucida Sans Unicode" fo:font-size="10.5pt" style:font-size-asian="10.5pt" style:font-size-complex="10.5pt" fo:background-color="#FFFFFF"/>
    </style:style>
    <style:style style:name="P14" style:parent-style-name="Standard" style:family="paragraph">
      <style:text-properties style:font-name="Corbel" fo:font-size="14pt" style:font-size-asian="14pt" style:font-size-complex="14pt"/>
    </style:style>
    <style:style style:name="P15" style:parent-style-name="Standard" style:family="paragraph">
      <style:text-properties style:font-name="Corbel" fo:font-weight="bold" style:font-weight-asian="bold" fo:font-style="italic" style:font-style-asian="italic" fo:font-size="14pt" style:font-size-asian="14pt" style:font-size-complex="14pt"/>
    </style:style>
    <style:style style:name="P16" style:parent-style-name="Standard" style:family="paragraph">
      <style:text-properties style:font-name="Corbel"/>
    </style:style>
    <style:style style:name="T17" style:parent-style-name="Hyperlink" style:family="text">
      <style:text-properties style:font-name="Corbel"/>
    </style:style>
    <style:style style:name="P18" style:parent-style-name="Standard" style:family="paragraph">
      <style:text-properties style:font-name="Corbel"/>
    </style:style>
    <style:style style:name="P19" style:parent-style-name="Standard" style:family="paragraph">
      <style:text-properties style:font-name="Corbel"/>
    </style:style>
    <style:style style:name="T20" style:parent-style-name="Hyperlink" style:family="text">
      <style:text-properties style:font-name="Corbel"/>
    </style:style>
    <style:style style:name="P21" style:parent-style-name="Standard" style:family="paragraph">
      <style:text-properties style:font-name="Corbel"/>
    </style:style>
    <style:style style:name="P22" style:parent-style-name="Standard" style:family="paragraph">
      <style:text-properties style:font-name="Corbel"/>
    </style:style>
    <style:style style:name="P23" style:parent-style-name="Standard" style:family="paragraph">
      <style:text-properties style:font-name="Corbel"/>
    </style:style>
    <style:style style:name="P24" style:parent-style-name="Standard" style:family="paragraph">
      <style:paragraph-properties fo:margin-bottom="0in" fo:line-height="150%"/>
      <style:text-properties style:font-name="Corbel" fo:font-size="18pt" style:font-size-asian="18pt" style:font-size-complex="18pt"/>
    </style:style>
    <style:style style:name="P25" style:parent-style-name="Standard" style:family="paragraph">
      <style:paragraph-properties fo:margin-bottom="0in" fo:line-height="150%"/>
      <style:text-properties style:font-name="Corbel"/>
    </style:style>
    <style:style style:name="P26" style:parent-style-name="Standard" style:family="paragraph">
      <style:paragraph-properties fo:margin-bottom="0in" fo:line-height="150%"/>
      <style:text-properties style:font-name="Corbel"/>
    </style:style>
    <style:style style:name="P27" style:parent-style-name="Standard" style:family="paragraph">
      <style:paragraph-properties fo:margin-bottom="0in" fo:line-height="150%"/>
      <style:text-properties style:font-name="Corbel"/>
    </style:style>
    <style:style style:name="P28" style:parent-style-name="Standard" style:family="paragraph">
      <style:paragraph-properties fo:margin-bottom="0in" fo:line-height="150%"/>
      <style:text-properties style:font-name="Corbel"/>
    </style:style>
    <style:style style:name="P29" style:parent-style-name="Standard" style:family="paragraph">
      <style:paragraph-properties fo:margin-bottom="0in" fo:line-height="150%"/>
      <style:text-properties style:font-name="Corbel"/>
    </style:style>
    <style:style style:name="P30" style:parent-style-name="Standard" style:family="paragraph">
      <style:paragraph-properties fo:margin-bottom="0in" fo:line-height="150%"/>
      <style:text-properties style:font-name="Corbel"/>
    </style:style>
    <style:style style:name="P31" style:parent-style-name="Standard" style:family="paragraph">
      <style:paragraph-properties fo:margin-bottom="0in" fo:line-height="150%"/>
      <style:text-properties style:font-name="Corbel" fo:font-size="18pt" style:font-size-asian="18pt" style:font-size-complex="18pt"/>
    </style:style>
    <style:style style:name="P32" style:parent-style-name="Standard" style:family="paragraph">
      <style:paragraph-properties fo:margin-bottom="0in" fo:line-height="150%"/>
      <style:text-properties style:font-name="Corbel"/>
    </style:style>
    <style:style style:name="P33" style:parent-style-name="Standard" style:family="paragraph">
      <style:paragraph-properties fo:margin-bottom="0in" fo:line-height="150%"/>
      <style:text-properties style:font-name="Corbel"/>
    </style:style>
    <style:style style:name="P34" style:parent-style-name="Standard" style:family="paragraph">
      <style:paragraph-properties fo:margin-bottom="0in" fo:line-height="150%"/>
      <style:text-properties style:font-name="Corbel"/>
    </style:style>
    <style:style style:name="P35" style:parent-style-name="Standard" style:family="paragraph">
      <style:paragraph-properties fo:margin-bottom="0in" fo:line-height="150%"/>
      <style:text-properties style:font-name="Corbel"/>
    </style:style>
    <style:style style:name="P36" style:parent-style-name="Standard" style:family="paragraph">
      <style:paragraph-properties fo:margin-bottom="0in" fo:line-height="150%"/>
      <style:text-properties style:font-name="Corbel"/>
    </style:style>
    <style:style style:name="P37" style:parent-style-name="Standard" style:family="paragraph">
      <style:paragraph-properties fo:margin-bottom="0in" fo:line-height="150%"/>
      <style:text-properties style:font-name="Corbel"/>
    </style:style>
    <style:style style:name="P38" style:parent-style-name="Standard" style:family="paragraph">
      <style:paragraph-properties fo:margin-bottom="0in" fo:line-height="150%"/>
      <style:text-properties style:font-name="Corbel"/>
    </style:style>
    <style:style style:name="P39" style:parent-style-name="Standard" style:family="paragraph">
      <style:paragraph-properties fo:margin-bottom="0in" fo:line-height="150%"/>
      <style:text-properties style:font-name="Corbel"/>
    </style:style>
    <style:style style:name="P40" style:parent-style-name="Standard" style:family="paragraph">
      <style:paragraph-properties fo:margin-bottom="0in" fo:line-height="150%"/>
      <style:text-properties style:font-name="Corbel"/>
    </style:style>
    <style:style style:name="P41" style:parent-style-name="Standard" style:family="paragraph">
      <style:paragraph-properties fo:margin-bottom="0in" fo:line-height="150%"/>
      <style:text-properties style:font-name="Corbel"/>
    </style:style>
    <style:style style:name="P42" style:parent-style-name="Standard" style:family="paragraph">
      <style:paragraph-properties fo:margin-bottom="0in" fo:line-height="150%"/>
      <style:text-properties style:font-name="Corbel"/>
    </style:style>
    <style:style style:name="P43" style:parent-style-name="Standard" style:family="paragraph">
      <style:paragraph-properties fo:margin-bottom="0in" fo:line-height="150%"/>
      <style:text-properties style:font-name="Corbel"/>
    </style:style>
    <style:style style:name="P44" style:parent-style-name="Standard" style:family="paragraph">
      <style:paragraph-properties fo:margin-bottom="0in" fo:line-height="150%"/>
      <style:text-properties style:font-name="Corbel"/>
    </style:style>
    <style:style style:name="P45" style:parent-style-name="Standard" style:family="paragraph">
      <style:paragraph-properties fo:text-align="center" fo:margin-bottom="0in" fo:line-height="150%"/>
    </style:style>
    <style:style style:name="P46" style:parent-style-name="Standard" style:family="paragraph">
      <style:paragraph-properties fo:margin-bottom="0in" fo:line-height="150%"/>
      <style:text-properties style:font-name="Corbel" style:font-name-asian="Times New Roman"/>
    </style:style>
    <style:style style:name="P47" style:parent-style-name="Standard" style:family="paragraph">
      <style:paragraph-properties fo:margin-bottom="0in" fo:line-height="150%"/>
      <style:text-properties style:font-name="Corbel"/>
    </style:style>
    <style:style style:name="P48" style:parent-style-name="Standard" style:family="paragraph">
      <style:paragraph-properties fo:margin-bottom="0in" fo:line-height="150%"/>
    </style:style>
    <style:style style:name="T49" style:parent-style-name="Absatz-Standardschriftart" style:family="text">
      <style:text-properties style:font-name="Corbel"/>
    </style:style>
    <style:style style:name="T50" style:parent-style-name="Absatz-Standardschriftart" style:family="text">
      <style:text-properties style:font-name="Corbel" fo:font-style="italic" style:font-style-asian="italic"/>
    </style:style>
    <style:style style:name="T51" style:parent-style-name="Absatz-Standardschriftart" style:family="text">
      <style:text-properties style:font-name="Corbel"/>
    </style:style>
    <style:style style:name="T52" style:parent-style-name="Absatz-Standardschriftart" style:family="text">
      <style:text-properties style:font-name="Corbel"/>
    </style:style>
    <style:style style:name="T53" style:parent-style-name="Absatz-Standardschriftart" style:family="text">
      <style:text-properties style:font-name="Corbel" fo:font-style="italic" style:font-style-asian="italic"/>
    </style:style>
    <style:style style:name="T54" style:parent-style-name="Absatz-Standardschriftart" style:family="text">
      <style:text-properties style:font-name="Corbel"/>
    </style:style>
    <style:style style:name="T55" style:parent-style-name="Absatz-Standardschriftart" style:family="text">
      <style:text-properties style:font-name="Corbel" fo:font-style="italic" style:font-style-asian="italic"/>
    </style:style>
    <style:style style:name="T56" style:parent-style-name="Absatz-Standardschriftart" style:family="text">
      <style:text-properties style:font-name="Corbel"/>
    </style:style>
    <style:style style:name="T57" style:parent-style-name="Absatz-Standardschriftart" style:family="text">
      <style:text-properties style:font-name="Corbel"/>
    </style:style>
    <style:style style:name="T58" style:parent-style-name="Absatz-Standardschriftart" style:family="text">
      <style:text-properties style:font-name="Corbel"/>
    </style:style>
    <style:style style:name="T59" style:parent-style-name="Absatz-Standardschriftart" style:family="text">
      <style:text-properties style:font-name="Corbel" fo:font-style="italic" style:font-style-asian="italic"/>
    </style:style>
    <style:style style:name="T60" style:parent-style-name="Absatz-Standardschriftart" style:family="text">
      <style:text-properties style:font-name="Corbel"/>
    </style:style>
    <style:style style:name="T61" style:parent-style-name="Absatz-Standardschriftart" style:family="text">
      <style:text-properties style:font-name="Corbel"/>
    </style:style>
    <style:style style:name="T62" style:parent-style-name="Absatz-Standardschriftart" style:family="text">
      <style:text-properties style:font-name="Corbel"/>
    </style:style>
    <style:style style:name="P63" style:parent-style-name="Standard" style:family="paragraph">
      <style:paragraph-properties fo:margin-bottom="0in" fo:line-height="150%"/>
      <style:text-properties style:font-name="Corbel"/>
    </style:style>
    <style:style style:name="P64" style:parent-style-name="Standard" style:family="paragraph">
      <style:paragraph-properties fo:margin-bottom="0in" fo:line-height="150%"/>
      <style:text-properties style:font-name="Corbel"/>
    </style:style>
    <style:style style:name="P65" style:parent-style-name="Standard" style:family="paragraph">
      <style:paragraph-properties fo:margin-bottom="0in" fo:line-height="150%"/>
      <style:text-properties style:font-name="Corbel" fo:font-size="18pt" style:font-size-asian="18pt" style:font-size-complex="18pt"/>
    </style:style>
    <style:style style:name="P66" style:parent-style-name="Standard" style:family="paragraph">
      <style:paragraph-properties fo:margin-bottom="0in" fo:line-height="150%"/>
      <style:text-properties style:font-name="Corbel"/>
    </style:style>
    <style:style style:name="P67" style:parent-style-name="Standard" style:family="paragraph">
      <style:paragraph-properties fo:margin-bottom="0in" fo:line-height="150%"/>
    </style:style>
    <style:style style:name="T68" style:parent-style-name="Absatz-Standardschriftart" style:family="text">
      <style:text-properties style:font-name="Corbel"/>
    </style:style>
    <style:style style:name="T69" style:parent-style-name="Absatz-Standardschriftart" style:family="text">
      <style:text-properties style:font-name="Corbel"/>
    </style:style>
    <style:style style:name="T70" style:parent-style-name="Absatz-Standardschriftart" style:family="text">
      <style:text-properties style:font-name="Corbel" fo:font-style="italic" style:font-style-asian="italic"/>
    </style:style>
    <style:style style:name="T71" style:parent-style-name="Absatz-Standardschriftart" style:family="text">
      <style:text-properties style:font-name="Corbel"/>
    </style:style>
    <style:style style:name="P72" style:parent-style-name="Standard" style:family="paragraph">
      <style:paragraph-properties fo:margin-bottom="0in" fo:line-height="150%"/>
    </style:style>
    <style:style style:name="T73" style:parent-style-name="Absatz-Standardschriftart" style:family="text">
      <style:text-properties style:font-name="Corbel"/>
    </style:style>
    <style:style style:name="T74" style:parent-style-name="Absatz-Standardschriftart" style:family="text">
      <style:text-properties style:font-name="Corbel" fo:font-style="italic" style:font-style-asian="italic"/>
    </style:style>
    <style:style style:name="T75" style:parent-style-name="Absatz-Standardschriftart" style:family="text">
      <style:text-properties style:font-name="Corbel" fo:font-style="italic" style:font-style-asian="italic" style:text-position="super 63.6%"/>
    </style:style>
    <style:style style:name="T76" style:parent-style-name="Absatz-Standardschriftart" style:family="text">
      <style:text-properties style:font-name="Corbel"/>
    </style:style>
    <style:style style:name="T77" style:parent-style-name="Absatz-Standardschriftart" style:family="text">
      <style:text-properties style:font-name="Corbel"/>
    </style:style>
    <style:style style:name="T78" style:parent-style-name="Absatz-Standardschriftart" style:family="text">
      <style:text-properties style:font-name="Corbel" fo:font-style="italic" style:font-style-asian="italic"/>
    </style:style>
    <style:style style:name="T79" style:parent-style-name="Absatz-Standardschriftart" style:family="text">
      <style:text-properties style:font-name="Corbel"/>
    </style:style>
    <style:style style:name="T80" style:parent-style-name="Absatz-Standardschriftart" style:family="text">
      <style:text-properties style:font-name="Corbel" fo:font-style="italic" style:font-style-asian="italic"/>
    </style:style>
    <style:style style:name="T81" style:parent-style-name="Absatz-Standardschriftart" style:family="text">
      <style:text-properties style:font-name="Corbel"/>
    </style:style>
    <style:style style:name="T82" style:parent-style-name="Absatz-Standardschriftart" style:family="text">
      <style:text-properties style:font-name="Corbel" fo:font-style="italic" style:font-style-asian="italic"/>
    </style:style>
    <style:style style:name="T83" style:parent-style-name="Absatz-Standardschriftart" style:family="text">
      <style:text-properties style:font-name="Corbel"/>
    </style:style>
    <style:style style:name="T84" style:parent-style-name="Absatz-Standardschriftart" style:family="text">
      <style:text-properties style:font-name="Corbel" fo:font-style="italic" style:font-style-asian="italic"/>
    </style:style>
    <style:style style:name="T85" style:parent-style-name="Absatz-Standardschriftart" style:family="text">
      <style:text-properties style:font-name="Corbel"/>
    </style:style>
    <style:style style:name="T86" style:parent-style-name="Absatz-Standardschriftart" style:family="text">
      <style:text-properties style:font-name="Corbel"/>
    </style:style>
    <style:style style:name="T87" style:parent-style-name="Absatz-Standardschriftart" style:family="text">
      <style:text-properties style:font-name="Corbel"/>
    </style:style>
    <style:style style:name="T88" style:parent-style-name="Absatz-Standardschriftart" style:family="text">
      <style:text-properties style:font-name="Corbel" fo:font-style="italic" style:font-style-asian="italic"/>
    </style:style>
    <style:style style:name="T89" style:parent-style-name="Absatz-Standardschriftart" style:family="text">
      <style:text-properties style:font-name="Corbel"/>
    </style:style>
    <style:style style:name="T90" style:parent-style-name="Absatz-Standardschriftart" style:family="text">
      <style:text-properties style:font-name="Corbel" fo:font-style="italic" style:font-style-asian="italic"/>
    </style:style>
    <style:style style:name="T91" style:parent-style-name="Absatz-Standardschriftart" style:family="text">
      <style:text-properties style:font-name="Corbel"/>
    </style:style>
    <style:style style:name="T92" style:parent-style-name="Absatz-Standardschriftart" style:family="text">
      <style:text-properties style:font-name="Corbel" fo:font-style="italic" style:font-style-asian="italic"/>
    </style:style>
    <style:style style:name="T93" style:parent-style-name="Absatz-Standardschriftart" style:family="text">
      <style:text-properties style:font-name="Corbel"/>
    </style:style>
    <style:style style:name="P94" style:parent-style-name="Standard" style:family="paragraph">
      <style:paragraph-properties fo:margin-bottom="0in" fo:line-height="150%"/>
      <style:text-properties style:font-name="Corbel"/>
    </style:style>
    <style:style style:name="P95" style:parent-style-name="Standard" style:family="paragraph">
      <style:paragraph-properties fo:margin-bottom="0in" fo:line-height="150%"/>
      <style:text-properties style:font-name="Corbel"/>
    </style:style>
    <style:style style:name="P96" style:parent-style-name="Standard" style:family="paragraph">
      <style:paragraph-properties fo:margin-bottom="0in" fo:line-height="150%"/>
      <style:text-properties style:font-name="Corbel"/>
    </style:style>
    <style:style style:name="P97" style:parent-style-name="Standard" style:family="paragraph">
      <style:paragraph-properties fo:margin-bottom="0in" fo:line-height="150%"/>
      <style:text-properties style:font-name="Corbel"/>
    </style:style>
    <style:style style:name="P98" style:parent-style-name="Standard" style:family="paragraph">
      <style:paragraph-properties fo:margin-bottom="0in" fo:line-height="150%"/>
      <style:text-properties style:font-name="Corbel"/>
    </style:style>
    <style:style style:name="P99" style:parent-style-name="Standard" style:family="paragraph">
      <style:paragraph-properties fo:margin-bottom="0in" fo:line-height="150%"/>
      <style:text-properties style:font-name="Corbel"/>
    </style:style>
    <style:style style:name="P100" style:parent-style-name="Standard" style:family="paragraph">
      <style:paragraph-properties fo:margin-bottom="0in" fo:line-height="150%"/>
    </style:style>
    <style:style style:name="T101" style:parent-style-name="Absatz-Standardschriftart" style:family="text">
      <style:text-properties style:font-name="Corbel"/>
    </style:style>
    <style:style style:name="T102" style:parent-style-name="Absatz-Standardschriftart" style:family="text">
      <style:text-properties style:font-name="Corbel"/>
    </style:style>
    <style:style style:name="T103" style:parent-style-name="Absatz-Standardschriftart" style:family="text">
      <style:text-properties style:font-name="Corbel" fo:font-style="italic" style:font-style-asian="italic"/>
    </style:style>
    <style:style style:name="T104" style:parent-style-name="Absatz-Standardschriftart" style:family="text">
      <style:text-properties style:font-name="Corbel"/>
    </style:style>
    <style:style style:name="T105" style:parent-style-name="Absatz-Standardschriftart" style:family="text">
      <style:text-properties style:font-name="Corbel" fo:font-style="italic" style:font-style-asian="italic"/>
    </style:style>
    <style:style style:name="T106" style:parent-style-name="Absatz-Standardschriftart" style:family="text">
      <style:text-properties style:font-name="Corbel"/>
    </style:style>
    <style:style style:name="T107" style:parent-style-name="Absatz-Standardschriftart" style:family="text">
      <style:text-properties style:font-name="Corbel"/>
    </style:style>
    <style:style style:name="P108" style:parent-style-name="Standard" style:family="paragraph">
      <style:paragraph-properties fo:margin-bottom="0in" fo:line-height="150%"/>
    </style:style>
    <style:style style:name="T109" style:parent-style-name="Absatz-Standardschriftart" style:family="text">
      <style:text-properties style:font-name="Corbel"/>
    </style:style>
    <style:style style:name="T110" style:parent-style-name="Absatz-Standardschriftart" style:family="text">
      <style:text-properties style:font-name="Corbel" fo:font-style="italic" style:font-style-asian="italic"/>
    </style:style>
    <style:style style:name="T111" style:parent-style-name="Absatz-Standardschriftart" style:family="text">
      <style:text-properties style:font-name="Corbel"/>
    </style:style>
    <style:style style:name="T112" style:parent-style-name="Absatz-Standardschriftart" style:family="text">
      <style:text-properties style:font-name="Corbel" fo:font-style="italic" style:font-style-asian="italic"/>
    </style:style>
    <style:style style:name="T113" style:parent-style-name="Absatz-Standardschriftart" style:family="text">
      <style:text-properties style:font-name="Corbel"/>
    </style:style>
    <style:style style:name="P114" style:parent-style-name="Standard" style:family="paragraph">
      <style:paragraph-properties fo:margin-bottom="0in" fo:line-height="150%"/>
      <style:text-properties style:font-name="Corbel"/>
    </style:style>
    <style:style style:name="P115" style:parent-style-name="Standard" style:family="paragraph">
      <style:paragraph-properties fo:margin-bottom="0in" fo:line-height="150%"/>
      <style:text-properties style:font-name="Corbel"/>
    </style:style>
    <style:style style:name="P116" style:parent-style-name="Standard" style:family="paragraph">
      <style:paragraph-properties fo:margin-bottom="0in" fo:line-height="150%"/>
      <style:text-properties style:font-name="Corbel"/>
    </style:style>
    <style:style style:name="P117" style:parent-style-name="Standard" style:family="paragraph">
      <style:paragraph-properties fo:margin-bottom="0in" fo:line-height="150%"/>
      <style:text-properties style:font-name="Corbel"/>
    </style:style>
    <style:style style:name="P118" style:parent-style-name="Standard" style:family="paragraph">
      <style:paragraph-properties fo:margin-bottom="0in" fo:line-height="150%"/>
    </style:style>
    <style:style style:name="T119" style:parent-style-name="Absatz-Standardschriftart" style:family="text">
      <style:text-properties style:font-name="Corbel" style:text-position="super 63.6%"/>
    </style:style>
    <style:style style:name="T120" style:parent-style-name="Absatz-Standardschriftart" style:family="text">
      <style:text-properties style:font-name="Corbel"/>
    </style:style>
    <style:style style:name="T121" style:parent-style-name="Absatz-Standardschriftart" style:family="text">
      <style:text-properties style:font-name="Corbel"/>
    </style:style>
    <style:style style:name="T122" style:parent-style-name="Hyperlink" style:family="text">
      <style:text-properties style:font-name="Corbel"/>
    </style:style>
    <style:style style:name="T123" style:parent-style-name="Hyperlink" style:family="text">
      <style:text-properties style:font-name="Corbel"/>
    </style:style>
    <style:style style:name="T124" style:parent-style-name="Hyperlink" style:family="text">
      <style:text-properties style:font-name="Corbel"/>
    </style:style>
    <style:style style:name="P125" style:parent-style-name="Standard" style:family="paragraph">
      <style:paragraph-properties fo:margin-bottom="0in" fo:line-height="150%"/>
    </style:style>
    <style:style style:name="T126" style:parent-style-name="Absatz-Standardschriftart" style:family="text">
      <style:text-properties style:font-name="Corbel"/>
    </style:style>
    <style:style style:name="T127" style:parent-style-name="Hyperlink" style:family="text">
      <style:text-properties style:font-name="Corbel"/>
    </style:style>
    <style:style style:name="T128" style:parent-style-name="Hyperlink" style:family="text">
      <style:text-properties style:font-name="Corbel"/>
    </style:style>
    <style:style style:name="T129" style:parent-style-name="Hyperlink" style:family="text">
      <style:text-properties style:font-name="Corbel"/>
    </style:style>
    <style:style style:name="T130" style:parent-style-name="Hyperlink" style:family="text">
      <style:text-properties style:font-name="Corbel"/>
    </style:style>
    <style:style style:name="T131" style:parent-style-name="Hyperlink" style:family="text">
      <style:text-properties style:font-name="Corbel"/>
    </style:style>
    <style:style style:name="T132" style:parent-style-name="Hyperlink" style:family="text">
      <style:text-properties style:font-name="Corbel"/>
    </style:style>
    <style:style style:name="P133" style:parent-style-name="Standard" style:family="paragraph">
      <style:paragraph-properties fo:margin-bottom="0in" fo:line-height="150%"/>
    </style:style>
    <style:style style:name="T134" style:parent-style-name="Absatz-Standardschriftart" style:family="text">
      <style:text-properties style:font-name="Corbel"/>
    </style:style>
    <style:style style:name="T135" style:parent-style-name="Hyperlink" style:family="text">
      <style:text-properties style:font-name="Corbel"/>
    </style:style>
    <style:style style:name="T136" style:parent-style-name="Hyperlink" style:family="text">
      <style:text-properties style:font-name="Corbel"/>
    </style:style>
    <style:style style:name="T137" style:parent-style-name="Hyperlink" style:family="text">
      <style:text-properties style:font-name="Corbel"/>
    </style:style>
    <style:style style:name="P138" style:parent-style-name="Standard" style:family="paragraph">
      <style:paragraph-properties fo:margin-bottom="0in" fo:line-height="150%"/>
      <style:text-properties style:font-name="Corbel"/>
    </style:style>
    <style:style style:name="P139" style:parent-style-name="Standard" style:family="paragraph">
      <style:paragraph-properties fo:margin-bottom="0in" fo:line-height="150%"/>
      <style:text-properties style:font-name="Corbel"/>
    </style:style>
    <style:style style:name="P140" style:parent-style-name="Standard" style:family="paragraph">
      <style:paragraph-properties fo:margin-bottom="0in" fo:line-height="150%"/>
      <style:text-properties style:font-name="Corbel"/>
    </style:style>
    <style:style style:name="P141" style:parent-style-name="Standard" style:family="paragraph">
      <style:paragraph-properties fo:margin-bottom="0in" fo:line-height="150%"/>
      <style:text-properties style:font-name="Corbel"/>
    </style:style>
    <style:style style:name="P142" style:parent-style-name="Standard" style:family="paragraph">
      <style:paragraph-properties fo:margin-bottom="0in" fo:line-height="150%"/>
      <style:text-properties style:font-name="Corbel"/>
    </style:style>
    <style:style style:name="P143" style:parent-style-name="Standard" style:family="paragraph">
      <style:paragraph-properties fo:margin-bottom="0in" fo:line-height="150%"/>
      <style:text-properties style:font-name="Corbel" fo:font-size="18pt" style:font-size-asian="18pt" style:font-size-complex="18pt"/>
    </style:style>
    <style:style style:name="P144" style:parent-style-name="Standard" style:family="paragraph">
      <style:paragraph-properties fo:margin-bottom="0in" fo:line-height="150%"/>
      <style:text-properties style:font-name="Corbel" fo:font-size="18pt" style:font-size-asian="18pt" style:font-size-complex="18pt"/>
    </style:style>
    <style:style style:name="P145" style:parent-style-name="Standard" style:family="paragraph">
      <style:paragraph-properties fo:margin-bottom="0in" fo:line-height="150%"/>
      <style:text-properties style:font-name="Corbel"/>
    </style:style>
    <style:style style:name="P146" style:parent-style-name="Standard" style:family="paragraph">
      <style:paragraph-properties fo:margin-bottom="0in" fo:line-height="150%" fo:margin-left="0.9791in" fo:text-indent="-0.9791in">
        <style:tab-stops/>
      </style:paragraph-properties>
      <style:text-properties style:font-name="Corbel"/>
    </style:style>
    <style:style style:name="P147" style:parent-style-name="Standard" style:family="paragraph">
      <style:paragraph-properties fo:margin-bottom="0in" fo:line-height="150%"/>
      <style:text-properties style:font-name="Corbel"/>
    </style:style>
    <style:style style:name="P148" style:parent-style-name="Standard" style:family="paragraph">
      <style:paragraph-properties fo:margin-bottom="0in" fo:line-height="150%" fo:margin-left="0.9791in" fo:text-indent="-0.9791in">
        <style:tab-stops/>
      </style:paragraph-properties>
    </style:style>
    <style:style style:name="T149" style:parent-style-name="Absatz-Standardschriftart" style:family="text">
      <style:text-properties style:font-name="Corbel"/>
    </style:style>
    <style:style style:name="T150" style:parent-style-name="Absatz-Standardschriftart" style:family="text">
      <style:text-properties style:font-name="Corbel"/>
    </style:style>
    <style:style style:name="T151" style:parent-style-name="Absatz-Standardschriftart" style:family="text">
      <style:text-properties style:font-name="Corbel"/>
    </style:style>
    <style:style style:family="graphic" style:name="a0">
      <style:graphic-properties style:vertical-pos="middle"/>
    </style:style>
  </office:automatic-styles>
  <office:body>
    <office:text text:use-soft-page-breaks="true">
      <text:p text:style-name="P1"/>
      <text:p text:style-name="P2">Ergebnisbericht Semesterprojekt Informationssysteme SS17</text:p>
      <text:p text:style-name="P3"/>
      <text:p text:style-name="P4">„Outfit Recommender“</text:p>
      <text:p text:style-name="P5"/>
      <text:p text:style-name="P6"/>
      <text:p text:style-name="P7"/>
      <text:p text:style-name="P8"/>
      <text:p text:style-name="P9">Github Repository des Projekts:<text:s/></text:p>
      <text:p text:style-name="H2"><text:a xlink:href="https://github.com/JakobFehle/InfoSys17" office:target-frame-name="_top" xlink:show="replace"><text:span text:style-name="T10">https://github.com/JakobFehle/InfoSys17</text:span></text:a></text:p>
      <text:p text:style-name="P11"/>
      <text:p text:style-name="P12">Ursprüngliche Seite der benutzten Foto Daten:<text:s/></text:p>
      <text:p text:style-name="H2"><text:a xlink:href="http://www.stylefruits.de/outfits/businessoutfits" office:target-frame-name="_top" xlink:show="replace"><text:span text:style-name="T13">http://www.stylefruits.de/outfits/businessoutfits</text:span></text:a></text:p>
      <text:p text:style-name="P14"/>
      <text:p text:style-name="P15">Teammitglieder:</text:p>
      <text:p text:style-name="P16">Jakob Fehle</text:p>
      <text:p text:style-name="Standard"><text:a xlink:href="mailto:Jakob.fehle@stud.uni-regensburg.de" office:target-frame-name="_top" xlink:show="replace"><text:span text:style-name="T17">Jakob.fehle@stud.uni-regensburg.de</text:span></text:a></text:p>
      <text:p text:style-name="P18"/>
      <text:p text:style-name="P19">Josef Reiml</text:p>
      <text:p text:style-name="Standard"><text:a xlink:href="mailto:Josef.reiml@stud.uni-regensburg.de" office:target-frame-name="_top" xlink:show="replace"><text:span text:style-name="T20">Josef.reiml@stud.uni-regensburg.de</text:span></text:a></text:p>
      <text:p text:style-name="P21"/>
      <text:p text:style-name="P22"/>
      <text:p text:style-name="P23"/>
      <text:soft-page-break/>
      <text:p text:style-name="P24">Motivation</text:p>
      <text:p text:style-name="P25"/>
      <text:p text:style-name="P26">Das Ziel des Outfit-Recommender Informationssyteme Projekts ist<text:s/>ein Recommender System, welches bei der persönlichen Kleidungswahl helfen soll.<text:s/></text:p>
      <text:p text:style-name="P27">Nach Auswahl eines einzelnen Kleidungsstücks werden solange ähnlich aussehende Kleidungsstücke vorgeschlagen, bis das Outfit komplett ist. Das Auswählen der einzelnen Teile bis hin zum vollständigen Outfits soll dabei optisch ansprechend gestaltet werden.</text:p>
      <text:p text:style-name="P28">Zudem soll darauf geachtet werden, dass der implementierte Code wiederverwendbar ist. Das soll heißen, dass das System auch weiterhin funktionieren soll, wenn die Bilder umbenannt, ausgetauscht oder erweitert/vermehrt werden.</text:p>
      <text:p text:style-name="P29"/>
      <text:p text:style-name="P30"/>
      <text:p text:style-name="P31">Theoretischer Hintergedanke</text:p>
      <text:p text:style-name="P32"/>
      <text:p text:style-name="P33">Der in unseren Augen wichtigste Teil des Projekts stellt das Messen der Ähnlichkeit zwischen den Bildern dar. Hierzu muss allerdings vorausgegriffen werden, dass das Zusammenstellen des Outfits als Variation des Dijkstra-Algorithmus interpretiert werden kann.<text:s/></text:p>
      <text:p text:style-name="P34"/>
      <text:p text:style-name="P35">Der Dijkstra-Algorithmus ermittelt den kürzesten Pfad zwischen einem Start- und einem Zielpunkt.</text:p>
      <text:p text:style-name="P36">Seine Methodik kann so verstanden werden, dass der Algorithmus den jeweils kürzesten Weg zu einem Streckenabschnitt berechnet, um dann von diesem Punkt aus erneut ausgeführt zu werden. Auf diese Weise wird iterativ unter Ermittlung der kürzesten Wegpunkte der optimalste Weg vom Start bis hin zum Zielpunkt errechnet.</text:p>
      <text:p text:style-name="P37">Der Dijkstra Algorithmus kann allerdings nur auf gewichtete Graphen angewendet werden, heißt, die Länge der Wege zwischen den Knoten muss bestimmt, bzw. die Kanten zwischen den Knoten gewichtet sein.</text:p>
      <text:p text:style-name="P38"/>
      <text:p text:style-name="P39">Der Algorithmus kann somit in gewisser Weise auf unser Recommender System <text:s/>adaptiert werden. Als Startpunkt ist das erste ausgewählte Bild eines Kleidungsstücks und als Endpunkt das komplette Outfit anzusehen. Die einzelnen Wegpunkte sind die als am ähnlichsten ausgewählten Bilder unseres Recommenders der jeweiligen Kleidungsarten.<text:s/></text:p>
      <text:p text:style-name="P40">Es müssen also die Gewichtungen der Kanten vom Startpunkt (Ausgewähltes Bild) zum ersten Wegpunkt (z.B. Shoes) ermittelt werden. Um die Auswahl einzuschränken werden dem Nutzer nur die ersten drei Ergebnisse vorgeschlagen, aus welchen er seinen Favouriten wählen kann. Dieser<text:s/><text:soft-page-break/>Favourit stellt dann den ersten Wegpunkt dar. Von diesem Wegpunkt/Kleidungsstück ausgehend wird der ganze Vorgang wiederholt, bis der Zielpunkt, also das komplette Outfit, erreicht ist.</text:p>
      <text:p text:style-name="P41"/>
      <text:p text:style-name="P42">Die Ähnlichkeit aller übrigen Kleidungsstücke zum vom Nutzer ausgewählten Kleidungsstück kann auf verschiedene Art und Weise und mit den verschiedensten Formeln ermittelt werden. Unser verwendeter Ansatz beinhaltet die Ähnlichkeitsmessung der Bilder auf Grund des durchschnittlichen Farbtons aller in einem Bild vorhandenen Pixel.</text:p>
      <text:p text:style-name="P43">Jeder Farbwert kann als Punkt in einem mehrdimensionalen Koordinatensystem dargestellt werden. Wenn also ein Farbwert des RGB-Farbraums in einem dreidimensionalen Koordinatensystem dargestellt wird, wäre der allererste Ansatz, die Distanz <text:s/>zwischen beiden Farbwerten zu berechnen und als Maß der Ähnlichkeit zu werten:</text:p>
      <text:p text:style-name="P44"/>
      <text:p text:style-name="P45"><draw:frame draw:style-name="a0" text:anchor-type="as-char" svg:x="0in" svg:y="0in" svg:width="2.92708in" svg:height="0.22917in" style:rel-width="scale" style:rel-height="scale"><draw:object xlink:href="Object 1/" xlink:type="simple" xlink:show="embed" xlink:actuate="onLoad"/></draw:frame></text:p>
      <text:p text:style-name="P46"/>
      <text:p text:style-name="P47">Dieses Maß ist allerdings relativ ungenau, da das Auge nicht auf Basis des RGB-Farbraums arbeitet. Es ist sinnvoll den Farbwert in das LAB-Farbsystem zu konvertieren, da dieser Farbraum Farben ungefähr so darstellt, wie sie unser Auge es auch wahrnimmt. Wenn man also über mathematische Wege eine Ähnlichkeit zweier Farbwerte errechnet, ist das Ergebnis im LAB-Farbraum deutlich aussagekräftiger als im RGB-Farbraum.</text:p>
      <text:p text:style-name="P48"><text:span text:style-name="T49">Hinzu kommt, dass die mathematischen Formeln für die Ähnlichkeit zweier Farbwerte im LAB-Farbraum, oder auch der<text:s/></text:span><text:span text:style-name="T50">deltaE</text:span><text:span text:style-name="T51"><text:s/>Wert genannt, im Laufe der Zeit immer weiterentwickelt wurden. Die ursprüngliche Formel, die auch oben im Zusammenhang mit<text:s/></text:span><text:span text:style-name="T52">dem RGB Farbsystem genannt wird ist im LAB-Farbraum als<text:s/></text:span><text:span text:style-name="T53">CIE76</text:span><text:span text:style-name="T54"><text:s/>Norm bekannt. Die neueste Norm<text:s/></text:span><text:span text:style-name="T55">CIE2000</text:span><text:span text:style-name="T56"><text:s/>geht deutlich tiefer ins Detail und<text:s/></text:span><text:span text:style-name="T57">ist dem Ziel<text:s/></text:span><text:span text:style-name="T58">sehr nahe gekommen, einen gleichwertigen Farbabstand für alle Farbwerte zu erhalten. Die<text:s/></text:span><text:span text:style-name="T59">CIE2000</text:span><text:span text:style-name="T60">-Norm<text:s/></text:span><text:span text:style-name="T61">ist heutzutage der gängige Standard</text:span><text:span text:style-name="T62">.</text:span></text:p>
      <text:p text:style-name="P63"/>
      <text:p text:style-name="P64"/>
      <text:p text:style-name="P65">Technische Implementierung</text:p>
      <text:p text:style-name="P66"/>
      <text:p text:style-name="P67"><text:span text:style-name="T68">Die Implementierung wurde i</text:span><text:span text:style-name="T69">n der Programmiersprache<text:s/></text:span><text:span text:style-name="T70">Python (Version 2.7)</text:span><text:span text:style-name="T71"><text:s/>durchgeführt und kann in verschiedene Abschnitte gegliedert werden.<text:s/></text:span></text:p>
      <text:p text:style-name="P72"><text:span text:style-name="T73">Das Einlesen der Bilder wurde mit der Bildverarbeitungsbibliothek<text:s/></text:span><text:span text:style-name="T74">PIL/Pillow</text:span><text:span text:style-name="T75">1</text:span><text:span text:style-name="T76"><text:s/>realisiert, welche die Bilddaten in einem leicht weiterzuverarb</text:span><text:span text:style-name="T77">eitenden mehrdimensionalen Array abspeichert. Dies wäre auch mit der mit der an Javas<text:s/></text:span><text:span text:style-name="T78">BoofCV</text:span><text:span text:style-name="T79"><text:s/>angelehnten Bibliothek<text:s/></text:span><text:span text:style-name="T80">Pyboof</text:span><text:span text:style-name="T81"><text:s/>oder<text:s/></text:span><text:span text:style-name="T82">OpenCV</text:span><text:span text:style-name="T83"><text:s/>möglich gewesen, allerdings hatten wir vor allem im Vergleich mit<text:s/></text:span><text:span text:style-name="T84">OpenCV</text:span><text:span text:style-name="T85"><text:s/>einen sehr deutlichen<text:s/></text:span><text:soft-page-break/><text:span text:style-name="T86">Performanceunterschied fer</text:span><text:span text:style-name="T87">stgestellt.<text:s/></text:span><text:span text:style-name="T88">Pyboof</text:span><text:span text:style-name="T89"><text:s/>hat zudem eine äußerst mangelhafte Dokumentation und wird auch nicht als offizielle Umsetzung von<text:s/></text:span><text:span text:style-name="T90">BoofCV</text:span><text:span text:style-name="T91"><text:s/>für die Programmiersprache<text:s/></text:span><text:span text:style-name="T92">Python</text:span><text:span text:style-name="T93"><text:s/>geführt.</text:span></text:p>
      <text:p text:style-name="P94">Obwohl es Bibliotheken gibt, die einen durchschnittlichen Farbwert pro Bild errechnen,<text:s/>haben wir uns gegen die Verwendung einer solchen Bibliothek entschieden, da keine uns bekannte existiert, die das Herausrechnen bestimmter Farbwerte ermöglicht.<text:s/></text:p>
      <text:p text:style-name="P95">Da alle Bilder von oben genannter Webseite zu ungleichen Anteilen einen weißen Hintergrund besitzen, haben wir eigenen Code verwendet, der im Prozess der Errechnung des durchschnittlichen Farbwerts bestimmte Farbwerte ignorieren kann.<text:s/></text:p>
      <text:p text:style-name="P96">Wir haben dabei Farbwerte, die gleichzeitig einen Rot, Grün und Blau-Wert von über 245 haben ignoriert, da dies der von uns ermittelte Schwellenwert des „Hintergrund-Weiß“ zum Weiß-Ton innerhalb der Kleidungsstücke war.<text:s/></text:p>
      <text:p text:style-name="P97">An dieser Stelle haben wir uns gegen das einmalige Laden und anschließend externe Abspeichern der ermittelten Farbwerte, wie z.B. in einer Textdatei<text:s/>entschieden, welche bei jedem Programmstart von neuem geladen wird. Dadurch hätten wir einen sehr begrenzt wiederverwendbaren Code implementiert, bei welchem der Datensatz an Bildern nicht ausgetauscht oder verändert werden dürfte.<text:s/></text:p>
      <text:p text:style-name="P98">Allerdings kann dies auf langsameren Systemen etwas längere Ladezeiten zu Beginn des Programms zur Folge haben, da zuallererst die bereinigten durchschnittlichen Farbwerte für jedes der bisher knapp 80 Bilder berechnet werden muss.</text:p>
      <text:p text:style-name="P99"/>
      <text:p text:style-name="P100"><text:span text:style-name="T101">Für das Umwandeln eines Farbwertes aus dem RGB</text:span><text:span text:style-name="T102">-Farbraum in den LAB-Farbraum wurde von uns die Bibliothek<text:s/></text:span><text:span text:style-name="T103">colormath</text:span><text:span text:style-name="T104"><text:s/>verwendet. Diese Bibliothek bietet zum einen eine äußerst genaue und einfach weiterzuverwendende Umwandlung und zum anderen eine bereits implementierte Funktion zur Berechnung des<text:s/></text:span><text:span text:style-name="T105">deltaE</text:span><text:span text:style-name="T106"><text:s/></text:span><text:span text:style-name="T107">Wertes an.<text:s/></text:span></text:p>
      <text:p text:style-name="P108"><text:span text:style-name="T109">Diese Funktion haben wir verwendet um jeweils die<text:s/></text:span><text:span text:style-name="T110">deltaE</text:span><text:span text:style-name="T111"><text:s/>Werte nach aktuellster<text:s/></text:span><text:span text:style-name="T112">CIE2000</text:span><text:span text:style-name="T113"><text:s/>Norm zwischen dem vom Nutzer ausgesuchten Referenzfarbwert und allen dafür infrage kommenden Kleidungsstücke zu errechnen.</text:span></text:p>
      <text:p text:style-name="P114"/>
      <text:p text:style-name="P115">&lt;&lt;User Interface&gt;&gt;</text:p>
      <text:p text:style-name="P116"/>
      <text:p text:style-name="P117"/>
      <text:p text:style-name="P118"><text:span text:style-name="T119">1 <text:s/></text:span><text:span text:style-name="T120">PIL/Pill</text:span><text:span text:style-name="T121">ow Doku und Installation:<text:s/></text:span><text:a xlink:href="https://pillow.readthedocs.io/en/4.2.x/index.html" office:target-frame-name="_top" xlink:show="replace"><text:span text:style-name="T122">https://pillow.readthedo</text:span><text:bookmark-start text:name="_Hlt492215076"/><text:span text:style-name="T123">c</text:span><text:bookmark-end text:name="_Hlt492215076"/><text:span text:style-name="T124">s.io/en/4.2.x/index.html</text:span></text:a></text:p>
      <text:p text:style-name="P125"><text:span text:style-name="T126">2 Colormath Doku und Installation:<text:s/></text:span><text:a xlink:href="https://python-colormath.readthedocs.io/en/latest/" office:target-frame-name="_top" xlink:show="replace"><text:span text:style-name="T127">https://py</text:span><text:span text:style-name="T128">thon-colormath.re</text:span><text:bookmark-start text:name="_Hlt492214773"/><text:span text:style-name="T129">a</text:span><text:bookmark-end text:name="_Hlt492214773"/><text:span text:style-name="T130">dt</text:span><text:bookmark-start text:name="_Hlt492214753"/><text:bookmark-start text:name="_Hlt492214754"/><text:span text:style-name="T131">h</text:span><text:bookmark-end text:name="_Hlt492214753"/><text:bookmark-end text:name="_Hlt492214754"/><text:span text:style-name="T132">edocs.io/en/latest/</text:span></text:a></text:p>
      <text:p text:style-name="P133"><text:span text:style-name="T134">3 Tkinter Doku und Installation:<text:s/></text:span><text:a xlink:href="https://docs.python.org/2/library/tkinter.html" office:target-frame-name="_top" xlink:show="replace"><text:span text:style-name="T135">https://docs.python.org/2/library/tkinter.h</text:span><text:bookmark-start text:name="_Hlt492215625"/><text:span text:style-name="T136">t</text:span><text:bookmark-end text:name="_Hlt492215625"/><text:span text:style-name="T137">ml</text:span></text:a></text:p>
      <text:p text:style-name="P138"/>
      <text:p text:style-name="P139"/>
      <text:p text:style-name="P140">Ergebnis</text:p>
      <text:p text:style-name="P141"/>
      <text:p text:style-name="P142">Die Beurteilung des Ergebnisses liegt hauptsächlich vom Auge des Betrachters ab.</text:p>
      <text:p text:style-name="P143"/>
      <text:p text:style-name="P144">Aufgabenverteilung</text:p>
      <text:p text:style-name="P145"/>
      <text:p text:style-name="P146">Jakob Fehle:<text:s/><text:tab/>Auswahl der Outfits,<text:s/>Implementierung des „Backends“ (Einlesen, Verarbeitung der Bilder / Ermittlung der Farb- sowie deltaE-Werte / Schnittstelle zum UI), theoretische Ausarbeitung, Dokumentation</text:p>
      <text:p text:style-name="P147"/>
      <text:p text:style-name="P148"><text:span text:style-name="T149">Josef Reiml:<text:s/></text:span><text:span text:style-name="T150"><text:tab/>Implementierung des User Interfaces( … ), theoretische Ausarbeitung</text:span><text:span text:style-name="T151">, Doku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2Zchn" style:display-name="H2 Zchn" style:family="text" style:parent-style-name="Absatz-Standardschriftart">
      <style:text-properties style:font-name="Akrobat ExtraBold" fo:font-size="16pt" style:font-size-asian="16pt"/>
    </style:style>
    <style:style style:name="H2" style:display-name="H2" style:family="paragraph" style:parent-style-name="Standard">
      <style:paragraph-properties fo:margin-top="0.25in" fo:margin-bottom="0.1944in" fo:line-height="102%"/>
      <style:text-properties style:font-name="Akrobat ExtraBold" fo:font-size="16pt" style:font-size-asian="16pt" fo:hyphenate="false"/>
    </style:style>
    <style:style style:name="Internetlink" style:display-name="Internet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kob</meta:initial-creator>
    <dc:creator>ASDF</dc:creator>
    <meta:creation-date>2017-09-02T13:17:00Z</meta:creation-date>
    <dc:date>2017-09-04T09:20:00Z</dc:date>
    <meta:template xlink:href="Normal" xlink:type="simple"/>
    <meta:editing-cycles>9</meta:editing-cycles>
    <meta:editing-duration>PT0S</meta:editing-duration>
    <meta:document-statistic meta:page-count="5" meta:paragraph-count="16" meta:word-count="1110" meta:character-count="8087" meta:row-count="58" meta:non-whitespace-character-count="6993"/>
  </office:meta>
</office:document-meta>
</file>

<file path=Object 1/content.xml><?xml version="1.0" encoding="utf-8"?>
<mml:math xmlns:mml="http://www.w3.org/1998/Math/MathML" xmlns:m="http://schemas.openxmlformats.org/officeDocument/2006/math">
  <mml:mi>D</mml:mi>
  <mml:mo>=</mml:mo>
  <mml:mi> </mml:mi>
  <mml:msqrt>
    <mml:msup>
      <mml:mrow>
        <mml:mfenced separators="|">
          <mml:mrow>
            <mml:msub>
              <mml:mrow>
                <mml:mi>R</mml:mi>
              </mml:mrow>
              <mml:mrow>
                <mml:mn>1</mml:mn>
              </mml:mrow>
            </mml:msub>
            <mml:mo>-</mml:mo>
            <mml:msub>
              <mml:mrow>
                <mml:mi>R</mml:mi>
              </mml:mrow>
              <mml:mrow>
                <mml:mn>2</mml:mn>
              </mml:mrow>
            </mml:msub>
          </mml:mrow>
        </mml:mfenced>
      </mml:mrow>
      <mml:mrow>
        <mml:mn>2</mml:mn>
      </mml:mrow>
    </mml:msup>
    <mml:mo>+</mml:mo>
    <mml:msup>
      <mml:mrow>
        <mml:mfenced separators="|">
          <mml:mrow>
            <mml:msub>
              <mml:mrow>
                <mml:mi>G</mml:mi>
              </mml:mrow>
              <mml:mrow>
                <mml:mn>1</mml:mn>
              </mml:mrow>
            </mml:msub>
            <mml:mo>-</mml:mo>
            <mml:msub>
              <mml:mrow>
                <mml:mi>G</mml:mi>
              </mml:mrow>
              <mml:mrow>
                <mml:mn>2</mml:mn>
              </mml:mrow>
            </mml:msub>
          </mml:mrow>
        </mml:mfenced>
      </mml:mrow>
      <mml:mrow>
        <mml:mn>2</mml:mn>
      </mml:mrow>
    </mml:msup>
    <mml:mo>+</mml:mo>
    <mml:msup>
      <mml:mrow>
        <mml:mfenced separators="|">
          <mml:mrow>
            <mml:msub>
              <mml:mrow>
                <mml:mi>B</mml:mi>
              </mml:mrow>
              <mml:mrow>
                <mml:mn>1</mml:mn>
              </mml:mrow>
            </mml:msub>
            <mml:mo>-</mml:mo>
            <mml:msub>
              <mml:mrow>
                <mml:mi>B</mml:mi>
              </mml:mrow>
              <mml:mrow>
                <mml:mn>2</mml:mn>
              </mml:mrow>
            </mml:msub>
          </mml:mrow>
        </mml:mfenced>
      </mml:mrow>
      <mml:mrow>
        <mml:mn>2</mml:mn>
      </mml:mrow>
    </mml:msup>
  </mml:msqrt>
</mml:math>
</file>